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5.609cm"/>
    </style:style>
    <style:style style:name="Tableau3.B" style:family="table-column">
      <style:table-column-properties style:column-width="3.889cm"/>
    </style:style>
    <style:style style:name="Tableau3.C" style:family="table-column">
      <style:table-column-properties style:column-width="3.251cm"/>
    </style:style>
    <style:style style:name="Tableau3.D" style:family="table-column">
      <style:table-column-properties style:column-width="4.263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22a6fb"/>
    </style:style>
    <style:style style:name="P2" style:family="paragraph" style:parent-style-name="Header">
      <style:text-properties fo:font-size="6pt" officeooo:paragraph-rsid="001dce04" style:font-size-asian="5.25pt" style:font-size-complex="6pt"/>
    </style:style>
    <style:style style:name="P3" style:family="paragraph" style:parent-style-name="Header">
      <style:text-properties officeooo:rsid="00251762" officeooo:paragraph-rsid="00251762"/>
    </style:style>
    <style:style style:name="P4" style:family="paragraph" style:parent-style-name="Header">
      <style:text-properties officeooo:rsid="00254f71" officeooo:paragraph-rsid="00254f71"/>
    </style:style>
    <style:style style:name="P5" style:family="paragraph" style:parent-style-name="Standard">
      <style:text-properties officeooo:paragraph-rsid="000e99e2"/>
    </style:style>
    <style:style style:name="P6" style:family="paragraph" style:parent-style-name="Standard">
      <style:text-properties officeooo:paragraph-rsid="001271c3"/>
    </style:style>
    <style:style style:name="P7" style:family="paragraph" style:parent-style-name="Standard">
      <style:text-properties officeooo:rsid="00251762" officeooo:paragraph-rsid="00251762"/>
    </style:style>
    <style:style style:name="P8" style:family="paragraph" style:parent-style-name="Standard">
      <style:paragraph-properties fo:text-align="center" style:justify-single-word="false"/>
      <style:text-properties officeooo:rsid="00251762" officeooo:paragraph-rsid="00251762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00e99e2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18b773"/>
    </style:style>
    <style:style style:name="P11" style:family="paragraph" style:parent-style-name="Table_20_Contents">
      <style:text-properties officeooo:paragraph-rsid="0018475f"/>
    </style:style>
    <style:style style:name="P12" style:family="paragraph" style:parent-style-name="Table_20_Contents">
      <style:text-properties officeooo:paragraph-rsid="0018b773"/>
    </style:style>
    <style:style style:name="P13" style:family="paragraph" style:parent-style-name="Table_20_Contents">
      <style:text-properties officeooo:paragraph-rsid="00199df3"/>
    </style:style>
    <style:style style:name="P14" style:family="paragraph" style:parent-style-name="Table_20_Contents">
      <style:text-properties officeooo:rsid="0013cddc" officeooo:paragraph-rsid="0018b773"/>
    </style:style>
    <style:style style:name="P15" style:family="paragraph" style:parent-style-name="Table_20_Contents">
      <style:text-properties officeooo:rsid="00148e5f" officeooo:paragraph-rsid="0018b773"/>
    </style:style>
    <style:style style:name="P16" style:family="paragraph" style:parent-style-name="Table_20_Contents">
      <style:text-properties officeooo:rsid="00159ade" officeooo:paragraph-rsid="00199df3"/>
    </style:style>
    <style:style style:name="P17" style:family="paragraph" style:parent-style-name="Table_20_Contents">
      <style:text-properties officeooo:rsid="00159ade" officeooo:paragraph-rsid="00251762"/>
    </style:style>
    <style:style style:name="P18" style:family="paragraph" style:parent-style-name="Table_20_Contents">
      <style:text-properties officeooo:rsid="00159ade" officeooo:paragraph-rsid="00254f71"/>
    </style:style>
    <style:style style:name="P19" style:family="paragraph" style:parent-style-name="Table_20_Contents">
      <style:text-properties officeooo:rsid="00251762" officeooo:paragraph-rsid="00251762"/>
    </style:style>
    <style:style style:name="P2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e99e2"/>
    </style:style>
    <style:style style:name="P21" style:family="paragraph" style:parent-style-name="Standard">
      <style:text-properties officeooo:rsid="00251762" officeooo:paragraph-rsid="00251762"/>
    </style:style>
    <style:style style:name="P22" style:family="paragraph" style:parent-style-name="Standard">
      <style:text-properties officeooo:rsid="002b0e77" officeooo:paragraph-rsid="002b0e77"/>
    </style:style>
    <style:style style:name="P23" style:family="paragraph" style:parent-style-name="Standard">
      <style:text-properties officeooo:rsid="002b0e77" officeooo:paragraph-rsid="002cddb3"/>
    </style:style>
    <style:style style:name="P24" style:family="paragraph" style:parent-style-name="Standard">
      <style:text-properties officeooo:rsid="002b0e77" officeooo:paragraph-rsid="002ea554"/>
    </style:style>
    <style:style style:name="P25" style:family="paragraph" style:parent-style-name="Standard">
      <style:text-properties officeooo:rsid="002b0e77" officeooo:paragraph-rsid="002efe8a"/>
    </style:style>
    <style:style style:name="P26" style:family="paragraph" style:parent-style-name="Standard">
      <style:text-properties officeooo:rsid="002b0e77" officeooo:paragraph-rsid="0036c1b8"/>
    </style:style>
    <style:style style:name="P27" style:family="paragraph" style:parent-style-name="Standard">
      <style:text-properties officeooo:rsid="0031a3d8" officeooo:paragraph-rsid="0031a3d8"/>
    </style:style>
    <style:style style:name="P28" style:family="paragraph" style:parent-style-name="Table_20_Contents">
      <style:text-properties officeooo:rsid="00254f71" officeooo:paragraph-rsid="00254f71"/>
    </style:style>
    <style:style style:name="P29" style:family="paragraph" style:parent-style-name="Table_20_Contents">
      <style:text-properties officeooo:rsid="00251762" officeooo:paragraph-rsid="00199df3"/>
    </style:style>
    <style:style style:name="P30" style:family="paragraph" style:parent-style-name="Table_20_Contents">
      <style:text-properties officeooo:rsid="00251762" officeooo:paragraph-rsid="00254f71"/>
    </style:style>
    <style:style style:name="P31" style:family="paragraph" style:parent-style-name="Table_20_Contents">
      <style:text-properties officeooo:rsid="0031ec3d" officeooo:paragraph-rsid="0035ba20"/>
    </style:style>
    <style:style style:name="P32" style:family="paragraph" style:parent-style-name="Table_20_Contents">
      <style:text-properties officeooo:paragraph-rsid="0035ba20"/>
    </style:style>
    <style:style style:name="P33" style:family="paragraph" style:parent-style-name="Table_20_Contents">
      <style:paragraph-properties fo:text-align="center" style:justify-single-word="false"/>
      <style:text-properties officeooo:rsid="00383ac6" officeooo:paragraph-rsid="00383ac6"/>
    </style:style>
    <style:style style:name="P34" style:family="paragraph" style:parent-style-name="Table_20_Contents">
      <style:paragraph-properties fo:text-align="center" style:justify-single-word="false"/>
    </style:style>
    <style:style style:name="T1" style:family="text">
      <style:text-properties style:font-name="Arial1" fo:font-size="10pt" officeooo:rsid="00d2f3b4" style:font-size-asian="10pt" style:font-size-complex="10pt"/>
    </style:style>
    <style:style style:name="T2" style:family="text">
      <style:text-properties style:font-name="Arial1" fo:font-size="10pt" officeooo:rsid="00daa6d0" style:font-size-asian="10pt" style:font-size-complex="10pt"/>
    </style:style>
    <style:style style:name="T3" style:family="text">
      <style:text-properties fo:font-size="10pt" officeooo:rsid="00d936c0" style:font-size-asian="10pt" style:font-size-complex="10pt"/>
    </style:style>
    <style:style style:name="T4" style:family="text">
      <style:text-properties officeooo:rsid="00254f7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cddc" style:font-weight-asian="bold" style:font-weight-complex="bold"/>
    </style:style>
    <style:style style:name="T7" style:family="text">
      <style:text-properties fo:font-weight="bold" officeooo:rsid="00148e5f" style:font-weight-asian="bold" style:font-weight-complex="bold"/>
    </style:style>
    <style:style style:name="T8" style:family="text">
      <style:text-properties fo:font-weight="bold" officeooo:rsid="00254f71" style:font-weight-asian="bold" style:font-weight-complex="bold"/>
    </style:style>
    <style:style style:name="T9" style:family="text">
      <style:text-properties fo:font-weight="bold" officeooo:rsid="002cddb3" style:font-weight-asian="bold" style:font-weight-complex="bold"/>
    </style:style>
    <style:style style:name="T10" style:family="text">
      <style:text-properties officeooo:rsid="0013cddc"/>
    </style:style>
    <style:style style:name="T11" style:family="text">
      <style:text-properties officeooo:rsid="00148e5f"/>
    </style:style>
    <style:style style:name="T12" style:family="text">
      <style:text-properties officeooo:rsid="0031bb11"/>
    </style:style>
    <style:style style:name="T13" style:family="text">
      <style:text-properties officeooo:rsid="0031ec3d"/>
    </style:style>
    <style:style style:name="T14" style:family="text">
      <style:text-properties officeooo:rsid="013f1478"/>
    </style:style>
    <style:style style:name="T15" style:family="text">
      <style:text-properties officeooo:rsid="0035ba2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rainer]" text:name="py3o.o.trainer_id.name"/>
        <text:user-field-decl office:value-type="string" office:string-value="[customer_name]" text:name="py3o.o.partner_id.name"/>
        <text:user-field-decl office:value-type="string" office:string-value="[duration]" text:name="py3o.o.duration"/>
        <text:user-field-decl office:value-type="string" office:string-value="[quotation]" text:name="py3o.o.quotation_id"/>
        <text:user-field-decl office:value-type="string" office:string-value="[content]" text:name="py3o.o.content"/>
        <text:user-field-decl office:value-type="string" office:string-value="[quotation]" text:name="py3o.o.quotation_id.name"/>
        <text:user-field-decl office:value-type="string" office:string-value="[agreement]" text:name="py3o.o.company_id.training_agreement"/>
        <text:user-field-decl office:value-type="string" office:string-value="[siren]" text:name="py3o.o.company_id.siren"/>
        <text:user-field-decl office:value-type="string" office:string-value="[training_name]" text:name="py3o.o.name"/>
        <text:user-field-decl office:value-type="string" office:string-value="[place]" text:name="py3o.o.training_place_cpt_id"/>
        <text:user-field-decl office:value-type="string" office:string-value="[hours]" text:name="py3o.o.hour_number"/>
        <text:user-field-decl office:value-type="string" office:string-value="[auditor_number]" text:name="py3o.o.auditor_number"/>
        <text:user-field-decl office:value-type="string" office:string-value="[auditor_name]" text:name="py3o.aud.name"/>
      </text:user-field-decls>
      <text:p text:style-name="P20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1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10"><text:a xlink:type="simple" xlink:href="py3o://function=%22setLang(lang)%22" text:style-name="Internet_20_link" text:visited-style-name="Visited_20_Internet_20_Link"><text:span text:style-name="T2">function="setLang(lang)"</text:span></text:a></text:p>
      <text:p text:style-name="Title">Convention de formation professionnelle</text:p>
      <text:p text:style-name="P8">(Article L. 6353-2 et R. 6353-1 du code du travail)</text:p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19">Entre</text:p>
            <text:p text:style-name="P28"><text:text-input text:description="py3o://function=&quot;format_multiline_value(o.company_id.partner_id._display_full_address())&quot;">[company_address]</text:text-input></text:p>
            <text:p text:style-name="P3"/>
            <text:p text:style-name="P4">SIREN : <text:user-field-get text:name="py3o.o.company_id.siren">[siren]</text:user-field-get></text:p>
            <text:p text:style-name="P4">N° Agrément : <text:user-field-get text:name="py3o.o.company_id.training_agreement">[agreement]</text:user-field-get></text:p>
            <text:p text:style-name="P3"/>
          </table:table-cell>
          <table:table-cell office:value-type="string">
            <text:p text:style-name="P19">Et</text:p>
            <text:p text:style-name="P17"><text:text-input text:description="py3o://function=&quot;format_multiline_value(o.partner_id._display_full_address())&quot;">[customer]</text:text-input></text:p>
            <text:p text:style-name="P19">Représenté par : </text:p>
          </table:table-cell>
        </table:table-row>
      </table:table>
      <text:p text:style-name="P7"/>
      <text:p text:style-name="P7"/>
      <text:h text:style-name="Heading_20_1" text:outline-level="1">1. Objet, nature et durée de la formation</text:h>
      <text:p text:style-name="P22">Le bénéficiaire entend faire participer une partie de son personnel à l’action de formation suivante organisée par l’organisme de formation.</text:p>
      <text:p text:style-name="P22">Sujet : <text:span text:style-name="T5"><text:user-field-get text:name="py3o.o.name">[training_name]</text:user-field-get></text:span></text:p>
      <text:p text:style-name="P22">Type d’action de formation (au sens de l’article L6313-1 du code du travail) : .....................</text:p>
      <text:p text:style-name="P24">Durée : <text:span text:style-name="T5"><text:user-field-get text:name="py3o.o.hour_number">[hours]</text:user-field-get></text:span> heures</text:p>
      <text:p text:style-name="P23">Lieu de la formation : <text:span text:style-name="T9"><text:text-input text:description="py3o://function=&quot;format_multiline_value(o.training_place_cpt_id._display_full_address())&quot;">[place_address]</text:text-input></text:span></text:p>
      <text:p text:style-name="P25">Effectifs formés : <text:span text:style-name="T5"><text:user-field-get text:name="py3o.o.auditor_number">[auditor_number]</text:user-field-get></text:span> </text:p>
      <text:p text:style-name="P22">Dates :</text:p>
      <text:p text:style-name="P22">- Début : <text:span text:style-name="T6"><text:text-input text:description="py3o://function=&quot;formatLang(o.from_date, date=True)&quot;">[from_date]</text:text-input></text:span><text:span text:style-name="T10"> </text:span>au matin</text:p>
      <text:p text:style-name="P22">- Fin : <text:s/><text:span text:style-name="T7"><text:text-input text:description="py3o://function=&quot;formatLang(o.to_date, date=True)&quot;">[to_date]</text:text-input></text:span><text:span text:style-name="T11"> </text:span>après-midi</text:p>
      <text:p text:style-name="P7"/>
      <text:p text:style-name="P7"/>
      <text:h text:style-name="Heading_20_1" text:outline-level="1">3. Engagement de participation à l’action de formation</text:h>
      <text:p text:style-name="P27">Le bénéficiaire s’engage à assurer la présence d’un (des) stagiaires(s) aux dates et lieux prévus ci-dessus.</text:p>
      <text:p text:style-name="P27"/>
      <text:p text:style-name="P27">Liste des stagiaires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3">Nom</text:p>
          </table:table-cell>
          <table:table-cell table:style-name="Tableau3.A1" office:value-type="string">
            <text:p text:style-name="P33">Fonction</text:p>
          </table:table-cell>
          <table:table-cell table:style-name="Tableau3.A1" office:value-type="string">
            <text:p text:style-name="P34"/>
          </table:table-cell>
          <table:table-cell table:style-name="Tableau3.D1" office:value-type="string">
            <text:p text:style-name="P34"/>
          </table:table-cell>
        </table:table-row>
        <table:table-row>
          <table:table-cell table:style-name="Tableau3.A2" office:value-type="string">
            <text:p text:style-name="P32"><text:a xlink:type="simple" xlink:href="py3o://for=%22aud%20in%20o.auditor_ids%22" text:style-name="Internet_20_link" text:visited-style-name="Visited_20_Internet_20_Link"><text:span text:style-name="T15">for="aud in o.auditor_ids"</text:span></text:a>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26"><text:span text:style-name="T5"><text:user-field-get text:name="py3o.aud.name">[auditor_name]</text:user-field-get></text:span> 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31"><text:a xlink:type="simple" xlink:href="py3o:///for" text:style-name="Internet_20_link" text:visited-style-name="Visited_20_Internet_20_Link">/for</text:a></text:p>
          </table:table-cell>
          <table:table-cell table:style-name="Tableau3.A2" office:value-type="string">
            <text:p text:style-name="Table_20_Contents"/>
          </table:table-cell>
          <table:table-cell table:style-name="Tableau3.A2" office:value-type="string">
            <text:p text:style-name="Table_20_Contents"/>
          </table:table-cell>
          <table:table-cell table:style-name="Tableau3.D2" office:value-type="string">
            <text:p text:style-name="Table_20_Contents"/>
          </table:table-cell>
        </table:table-row>
      </table:table>
      <text:p text:style-name="P27"/>
      <text:p text:style-name="P27"/>
      <text:p text:style-name="P27"/>
      <text:p text:style-name="P5"><text:soft-page-break/><text:user-field-get text:name="py3o.o.trainer_id.name">[trainer]</text:user-field-get></text:p>
      <text:p text:style-name="P5"/>
      <text:p text:style-name="P5"/>
      <text:p text:style-name="P5"/>
      <text:p text:style-name="P6"><text:user-field-get text:name="py3o.o.duration">[duration]</text:user-field-get></text:p>
      <text:p text:style-name="P6"/>
      <text:p text:style-name="P6"><text:user-field-get text:name="py3o.o.content">[content]</text:user-field-get></text:p>
      <text:p text:style-name="P6"/>
      <text:p text:style-name="P14"><text:text-input text:description="py3o://function=&quot;formatLang(o.from_date, date=True)&quot;">[from_date]</text:text-input></text:p>
      <text:p text:style-name="P12"/>
      <text:p text:style-name="P15"><text:text-input text:description="py3o://function=&quot;formatLang(o.to_date, date=True)&quot;">[to_date]</text:text-input></text:p>
      <text:p text:style-name="P11"/>
      <text:p text:style-name="P29"><text:text-input text:description="py3o://function=&quot;format_multiline_value(o.partner_id._display_full_address())&quot;">[customer_address]</text:text-input></text:p>
      <text:p text:style-name="P16"/>
      <text:p text:style-name="P30"><text:text-input text:description="py3o://function=&quot;format_multiline_value(o.partner_id._display_full_address())&quot;">[customer_address]</text:text-input></text:p>
      <text:p text:style-name="P18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6.297cm"/>
    </style:style>
    <style:style style:name="Tableau1.B" style:family="table-column">
      <style:table-column-properties style:column-width="10.716cm"/>
    </style:style>
    <style:style style:name="Tableau1.1" style:family="table-row">
      <style:table-row-properties style:min-row-height="1.508cm"/>
    </style:style>
    <style:style style:name="MP1" style:family="paragraph" style:parent-style-name="Header">
      <style:text-properties officeooo:paragraph-rsid="0022a6fb"/>
    </style:style>
    <style:style style:name="MP2" style:family="paragraph" style:parent-style-name="Header">
      <style:text-properties fo:font-size="6pt" officeooo:paragraph-rsid="001dce04" style:font-size-asian="5.25pt" style:font-size-complex="6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office:value-type="string">
              <text:p text:style-name="Table_20_Contents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  <text:p text:style-name="Table_20_Contents"/>
            </table:table-cell>
            <table:table-cell office:value-type="string">
              <text:p text:style-name="MP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0:11:07.402664677</meta:creation-date>
    <meta:generator>LibreOffice/5.3.1.2$Linux_X86_64 LibreOffice_project/30m0$Build-2</meta:generator>
    <dc:date>2018-05-09T19:32:44.213158372</dc:date>
    <meta:editing-duration>PT2H47M13S</meta:editing-duration>
    <meta:editing-cycles>37</meta:editing-cycles>
    <meta:document-statistic meta:table-count="3" meta:image-count="0" meta:object-count="0" meta:page-count="2" meta:paragraph-count="40" meta:word-count="172" meta:character-count="1153" meta:non-whitespace-character-count="1036"/>
  </office:meta>
</office:document-meta>
</file>